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padding-top="0.775cm" fo:padding-bottom="0.775cm" fo:padding-left="0.9cm" fo:padding-right="0.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916cm" svg:height="10.211cm" draw:transform="rotate (-1.5707963267949) translate (15.41cm 6.3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eufm10" svg:font-family="eufm10" style:font-pitch="variable"/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6:11:07.525124343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2"/>
  </office:meta>
</office:document-meta>
</file>